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fo:font-weight="bold" officeooo:rsid="001bc0b6" officeooo:paragraph-rsid="001bc0b6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urier" fo:font-size="16pt" fo:font-style="italic" fo:font-weight="bold" officeooo:rsid="001bc0b6" officeooo:paragraph-rsid="001bc0b6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ourier" fo:font-size="16pt" fo:font-style="italic" fo:font-weight="bold" officeooo:rsid="001bc0b6" officeooo:paragraph-rsid="001cea93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6pt" fo:font-weight="bold" officeooo:rsid="001bc0b6" officeooo:paragraph-rsid="001bc0b6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c0b6"/>
    </style:style>
    <style:style style:name="T2" style:family="text">
      <style:text-properties officeooo:rsid="001ce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ise Him! Praise Him!</text:p>
      <text:p text:style-name="P7"/>
      <text:p text:style-name="P6">Praise Him! Praise Him! Jesus our blessed Redeemer!</text:p>
      <text:p text:style-name="P6">Sing, O Earth, His wonderful love proclaim!</text:p>
      <text:p text:style-name="P6">Hail Him! Hail Him! Highest archangels in glory,</text:p>
      <text:p text:style-name="P6">Strength and honor give to His holy name!</text:p>
      <text:p text:style-name="P6">Like a shepherd Jesus will guard His children,</text:p>
      <text:p text:style-name="P6">In His arms He carries them all day long.</text:p>
      <text:p text:style-name="P6"/>
      <text:p text:style-name="P6">Praise Him! Praise Him! Jesus our blessed Redeemer!</text:p>
      <text:p text:style-name="P6">For our sins He suffered and bled and died;</text:p>
      <text:p text:style-name="P6">He, our Rock, our hope of eternal salvation,</text:p>
      <text:p text:style-name="P6">Hail Him! Hail Him! Jesus the crucified.</text:p>
      <text:p text:style-name="P6">Sound His praises! Jesus who bore our sorrows;</text:p>
      <text:p text:style-name="P6">Love unbounded, wonderful, deep and strong.</text:p>
      <text:p text:style-name="P6"/>
      <text:p text:style-name="P6">Praise Him! Praise Him! Jesus our blessed Redeemer!</text:p>
      <text:p text:style-name="P6">Heavenly portals loud with hosannas ring!</text:p>
      <text:p text:style-name="P6">Jesus, Savior, <text:s/>reigneth forever and forever;</text:p>
      <text:p text:style-name="P6">Crown Him! Crown Him! Prophet and Priest and King!</text:p>
      <text:p text:style-name="P6">Christ is coming, over the world victorious,</text:p>
      <text:p text:style-name="P6">Power and glory unto the Lord belong.</text:p>
      <text:p text:style-name="P6"/>
      <text:p text:style-name="P3"/>
      <text:p text:style-name="P3">Refrain</text:p>
      <text:p text:style-name="P3"/>
      <text:p text:style-name="P4">Praise Him! Praise Him!</text:p>
      <text:p text:style-name="P4">Tell of His excellent greatness.</text:p>
      <text:p text:style-name="P3">Praise Him! Praise Him! Ever in joyful song.</text:p>
      <text:p text:style-name="P5"/>
      <text:p text:style-name="P5">Composer: <text:span text:style-name="T1">Chester G. Allen (1838-1878)</text:span></text:p>
      <text:p text:style-name="P5">Lyricist: <text:span text:style-name="T1">Fanny J. Crosby (1820-1915)</text:span>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7:18:26.120000000</meta:creation-date>
    <meta:editing-duration>PT16M4S</meta:editing-duration>
    <meta:editing-cycles>3</meta:editing-cycles>
    <meta:generator>LibreOffice/6.3.3.2$Windows_X86_64 LibreOffice_project/a64200df03143b798afd1ec74a12ab50359878ed</meta:generator>
    <dc:title>Tuba Hymn Lyrics</dc:title>
    <dc:date>2020-04-24T17:34:31.514000000</dc:date>
    <meta:print-date>2020-04-24T17:29:52.694000000</meta:print-date>
    <meta:document-statistic meta:table-count="0" meta:image-count="0" meta:object-count="0" meta:page-count="1" meta:paragraph-count="25" meta:word-count="169" meta:character-count="1010" meta:non-whitespace-character-count="864"/>
    <meta:template xlink:type="simple" xlink:actuate="onRequest" xlink:title="Tuba Hymn Lyrics" xlink:href="../../../../../AppData/Roaming/LibreOffice/4/user/template/Tuba%20Hymn%20Lyrics.ott" meta:date="2020-04-24T17:18:25.890000000"/>
  </office:meta>
</office:document-meta>
</file>